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officeooo:paragraph-rsid="004ebd4e"/>
    </style:style>
    <style:style style:name="P2" style:family="paragraph" style:parent-style-name="Standard">
      <style:text-properties officeooo:rsid="0050a8cc" officeooo:paragraph-rsid="0050a8cc"/>
    </style:style>
    <style:style style:name="P3" style:family="paragraph" style:parent-style-name="Standard">
      <style:text-properties officeooo:rsid="0050c167" officeooo:paragraph-rsid="0050a8cc"/>
    </style:style>
    <style:style style:name="P4" style:family="paragraph" style:parent-style-name="Standard">
      <style:text-properties officeooo:rsid="0052a36b" officeooo:paragraph-rsid="0052a36b"/>
    </style:style>
    <style:style style:name="P5" style:family="paragraph" style:parent-style-name="Standard">
      <style:text-properties officeooo:rsid="0052a36b" officeooo:paragraph-rsid="0053d07d"/>
    </style:style>
    <style:style style:name="P6" style:family="paragraph" style:parent-style-name="Standard">
      <style:text-properties officeooo:rsid="005374e0" officeooo:paragraph-rsid="005374e0"/>
    </style:style>
    <style:style style:name="P7" style:family="paragraph" style:parent-style-name="Standard">
      <style:text-properties officeooo:rsid="005374e0" officeooo:paragraph-rsid="0053d07d"/>
    </style:style>
    <style:style style:name="P8" style:family="paragraph" style:parent-style-name="Standard">
      <style:text-properties officeooo:rsid="0052a36b" officeooo:paragraph-rsid="0052a36b" fo:background-color="#3faf46"/>
    </style:style>
    <style:style style:name="P9" style:family="paragraph" style:parent-style-name="Standard">
      <style:text-properties officeooo:rsid="0053d07d" officeooo:paragraph-rsid="00554fcb"/>
    </style:style>
    <style:style style:name="P10" style:family="paragraph" style:parent-style-name="Standard">
      <style:text-properties officeooo:rsid="00554fcb" officeooo:paragraph-rsid="00554fcb"/>
    </style:style>
    <style:style style:name="P11" style:family="paragraph" style:parent-style-name="Standard">
      <style:text-properties officeooo:paragraph-rsid="00554fcb"/>
    </style:style>
    <style:style style:name="P12" style:family="paragraph" style:parent-style-name="Standard">
      <style:text-properties officeooo:rsid="00554fcb" officeooo:paragraph-rsid="00554fcb" fo:background-color="#ffa6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bd4e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53d07d" fo:background-color="#ffff00" loext:char-shading-value="0"/>
    </style:style>
    <style:style style:name="T5" style:family="text">
      <style:text-properties officeooo:rsid="004ebd4e"/>
    </style:style>
    <style:style style:name="T6" style:family="text">
      <style:text-properties fo:background-color="#ffd8ce" loext:char-shading-value="0"/>
    </style:style>
    <style:style style:name="T7" style:family="text">
      <style:text-properties officeooo:rsid="0053d07d" fo:background-color="#ffd8ce" loext:char-shading-value="0"/>
    </style:style>
    <style:style style:name="T8" style:family="text">
      <style:text-properties officeooo:rsid="0050a8cc" fo:background-color="#3faf46" loext:char-shading-value="0"/>
    </style:style>
    <style:style style:name="T9" style:family="text">
      <style:text-properties fo:background-color="#3faf46" loext:char-shading-value="0"/>
    </style:style>
    <style:style style:name="T10" style:family="text">
      <style:text-properties officeooo:rsid="00554fcb" fo:background-color="#3faf46" loext:char-shading-value="0"/>
    </style:style>
    <style:style style:name="T11" style:family="text">
      <style:text-properties officeooo:rsid="0053d07d"/>
    </style:style>
    <style:style style:name="T12" style:family="text">
      <style:text-properties officeooo:rsid="00554fcb"/>
    </style:style>
    <style:style style:name="T13" style:family="text">
      <style:text-properties officeooo:rsid="00554fcb" fo:background-color="#ffa6a6" loext:char-shading-value="0"/>
    </style:style>
    <style:style style:name="T14" style:family="text">
      <style:text-properties officeooo:rsid="00554fcb" fo:background-color="#ffa6a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К</text:span>аждый день Вам приносят коробку с яблоками хранящуюся в массиве <text:span text:style-name="T2">a</text:span><text:span text:style-name="T1">pples.</text:span> <text:span text:style-name="T5">Т</text:span>акже дан массив дней <text:span text:style-name="T1">dates</text:span> через сколько сгни<text:span text:style-name="T5">е</text:span>т коробка начиная со дня когда её принесли. <text:span text:style-name="T5">Т</text:span>о есть яблоки в коробке <text:span text:style-name="T2">i</text:span> сгниют в день <text:span text:style-name="T2">i</text:span> <text:span text:style-name="T2">+</text:span><text:span text:style-name="T1"> dates</text:span><text:span text:style-name="T2">[ i ].</text:span></text:p>
      <text:p text:style-name="P1"><text:s/><text:span text:style-name="T5">Згни</text:span>вшие яблоки нельзя есть. <text:span text:style-name="T5">А</text:span> свежие яблоки можно кушать не более одной штуки в день при этом <text:span text:style-name="T5">к</text:span>ушать нужно пока не закончатся яблоки. То есть даже если массив <text:span text:style-name="T1">dates</text:span> содержит 5 дней но яблоки есть на 8 дней вы должны кушать все 8 дней.</text:p>
      <text:p text:style-name="P1">Вычислите Сколько максимум Яблок Вы можете съесть</text:p>
      <text:p text:style-name="P1"/>
      <text:p text:style-name="P2">example:</text:p>
      <text:p text:style-name="P2">input: <text:tab/>apples =<text:tab/>[ 3, 0, 0, 0, 0, 2]<text:line-break/><text:tab/>dates =<text:tab/><text:tab/>[ 3, 0, 0, 0, 0, 2]</text:p>
      <text:p text:style-name="P2">output: 5</text:p>
      <text:p text:style-name="P2"/>
      <text:p text:style-name="P3">- в дни 0, 1, 2 едим яблоки из коробки 0</text:p>
      <text:p text:style-name="P3">- в дни 3 и 4 ничего не едим</text:p>
      <text:p text:style-name="P3">- в дни 5 и 6 едим яблоки из коробки 5</text:p>
      <text:p text:style-name="P3"/>
      <text:p text:style-name="P3"><text:span text:style-name="T1">Идея</text:span>:</text:p>
      <text:p text:style-name="P3">есть самые старшие яблоки на каждый возможный день.</text:p>
      <text:p text:style-name="P3"><text:span text:style-name="T1">ешение</text:span>:</text:p>
      <text:p text:style-name="P3">используем кучу которая даст понимание какая коробка имеет самые старшие яблоки.</text:p>
      <text:p text:style-name="P5">1) пример данних на вход<text:line-break/><text:span text:style-name="T8"> dates =<text:tab/>[ 3, </text:span><text:span text:style-name="T9">2</text:span><text:span text:style-name="T8">, </text:span><text:span text:style-name="T9">1</text:span><text:span text:style-name="T8">, </text:span><text:span text:style-name="T9">4</text:span><text:span text:style-name="T8">, 2]<text:line-break/> apples =<text:tab/>[ </text:span><text:span text:style-name="T9">1</text:span><text:span text:style-name="T8">, </text:span><text:span text:style-name="T9">2</text:span><text:span text:style-name="T8">, </text:span><text:span text:style-name="T9">3</text:span><text:span text:style-name="T8">, </text:span><text:span text:style-name="T9">5</text:span><text:span text:style-name="T8">, 2]</text:span></text:p>
      <text:p text:style-name="P8">дни текущие <text:s text:c="3"/>0, 1, 2, 3, 4</text:p>
      <text:p text:style-name="P4">виразим количество яблок и день когда они испортяться масивом двух чисел</text:p>
      <text:p text:style-name="P4">int[] data = [ROTTEN_DATE, APPLES_COUNT] — 2х мерний массив где по 0 индексу день когда коробка испортится а по 1му индексу количество яблок в коробке.</text:p>
      <text:p text:style-name="P4">И будем складивать массиви в кучу где сортировка по 0-му инлексу тоесть по <text:s/>ROTTEN_DATE </text:p>
      <text:p text:style-name="P4"/>
      <text:p text:style-name="P6"><text:span text:style-name="T6">0й день</text:span> в кучу <text:span text:style-name="T11">добавим</text:span><text:span text:style-name="T3"> [{3, 1}]</text:span> - <text:s/>где 3 єто день на которий коробка испортится (0 день когда принесли + 3 дня на коробке написано), 1- к-во яблок</text:p>
      <text:p text:style-name="P7"><text:span text:style-name="T6">1й день</text:span> в кучу <text:span text:style-name="T11">добавим</text:span><text:span text:style-name="T3"> [{3, 2}]</text:span> - где 3 єто день на которий коробка испортится (1 день когда принесли + 2 дня на коробке написано), 2- к-во яблок</text:p>
      <text:p text:style-name="P7"><text:span text:style-name="T6">2й день</text:span> в кучу <text:span text:style-name="T11">добавим</text:span><text:span text:style-name="T3"> [{3, 3}]</text:span> - где 3 єто день на которий коробка испортится (2 день когда принесли + 1 дня на коробке написано), 3- к-во яблок</text:p>
      <text:p text:style-name="P7"><text:span text:style-name="T7">3</text:span><text:span text:style-name="T6">й день</text:span> в кучу <text:span text:style-name="T11">добавим</text:span><text:span text:style-name="T3"> [{</text:span><text:span text:style-name="T4">7</text:span><text:span text:style-name="T3">, </text:span><text:span text:style-name="T4">5</text:span><text:span text:style-name="T3">}]</text:span> - где <text:span text:style-name="T11">8</text:span> єто день на которий коробка испортится (<text:span text:style-name="T11">3</text:span> день когда принесли + <text:span text:style-name="T11">4</text:span> дня на коробке написано), <text:span text:style-name="T11">4</text:span>- к-во яблок</text:p>
      <text:p text:style-name="P9"><text:span text:style-name="T9">при напи</text:span><text:span text:style-name="T10">с</text:span><text:span text:style-name="T9">ании кода нужно учесть</text:span></text:p>
      <text:p text:style-name="Standard">крутим цикл на каждой итерации апаем день<text:span text:style-name="T11"><text:line-break/>1) </text:span><text:span text:style-name="T12">прекратить работать если - </text:span><text:span text:style-name="T11">дата </text:span><text:span text:style-name="T12">закончилась и куча пустая</text:span></text:p>
      <text:p text:style-name="P10">2) проверить каждий день срок годности яблок т.е. если куча не пустая и дата старше чем на коробке сверху кучи викинуть такую коробку из кучи.</text:p>
      <text:p text:style-name="P11"><text:span text:style-name="T12">Далее:</text:span></text:p>
      <text:p text:style-name="P11"><text:span text:style-name="T14">добавляем яблоки в кучу</text:span><text:span text:style-name="T12"><text:line-break/>если сегодняшний день еще в длине масива <text:s/></text:span><text:span text:style-name="T8">dates </text:span>то смотрим есть ли яблоки в єтот день в коробке если да то добавить в кучу.</text:p>
      <text:p text:style-name="P12">Едим яблоки из кучи</text:p>
      <text:p text:style-name="Standard">если в куче есть яблоки едим далее если в коробке одно яблоко коробку вибросили или же количество яблок уменьшили на один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3T12:02:48.402173078</dc:date>
    <meta:editing-duration>P2DT2H30M40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459" meta:character-count="2402" meta:non-whitespace-character-count="1958"/>
  </office:meta>
</office:document-meta>
</file>